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Business cards · Conduction</text:h>
      <text:p text:style-name="Subtitle">Working copy. Editable in LibreOffice, OnlyOffice, or Microsoft Word. For pixel-accurate layout, see the canonical HTML.</text:p>
      <text:p text:style-name="Standard">Design system / Print /  Business cards</text:p>
      <text:h text:style-name="Heading_20_2" text:outline-level="2">Business cards</text:h>
      <text:p text:style-name="Standard">85×55mm, two sides. The front carries identity in cobalt with the Conduction mark in the bottom-right corner; the back is the working surface, with the personal monogram, three solutions in NL, and a LinkedIn-invite QR. Phones go unanswered, LinkedIn DMs land.</text:p>
      <text:p text:style-name="Standard">Conduction</text:p>
      <text:p text:style-name="Standard">Ruben van der Linde</text:p>
      <text:p text:style-name="Standard">Lateral thinker and the brain behind the tech.</text:p>
      <text:p text:style-name="Standard">ruben@conduction.nl +31 85 303 6840 conduction.nl</text:p>
      <text:p text:style-name="Standard">Wat we bouwen</text:p>
      <text:p text:style-name="Standard">Apps op Nextcloud</text:p>
      <text:p text:style-name="Standard">Open registers &amp; catalogi</text:p>
      <text:p text:style-name="Standard">Documentwerk dat klopt</text:p>
      <text:p text:style-name="Standard">Connect on LinkedIn</text:p>
      <text:h text:style-name="Heading_20_3" text:outline-level="3">Other team members — queued</text:h>
      <text:p text:style-name="Standard">One example card (Ruben) is committed; the other 8 cards are slated for a batch run once the LinkedIn URL per person is filled in. The card layout is parametric, name + role + email + monogram + LinkedIn-QR are the only per-person fields.</text:p>
      <text:list>
        <text:list-item>
          <text:p text:style-name="List">Marleen queued</text:p>
        </text:list-item>
        <text:list-item>
          <text:p text:style-name="List">Remco queued</text:p>
        </text:list-item>
        <text:list-item>
          <text:p text:style-name="List">Mark queued</text:p>
        </text:list-item>
        <text:list-item>
          <text:p text:style-name="List">Robert queued</text:p>
        </text:list-item>
        <text:list-item>
          <text:p text:style-name="List">Wilco queued</text:p>
        </text:list-item>
        <text:list-item>
          <text:p text:style-name="List">Barry queued</text:p>
        </text:list-item>
        <text:list-item>
          <text:p text:style-name="List">Remko queued</text:p>
        </text:list-item>
        <text:list-item>
          <text:p text:style-name="List">Thijn queued</text:p>
        </text:list-item>
      </text:list>
      <text:p text:style-name="Standard">Why we built it this way</text:p>
      <text:h text:style-name="Heading_20_2" text:outline-level="2">The card has to earn the back</text:h>
      <text:p text:style-name="Standard">Most cards are 85×55mm of identity on the front and dead space on the back. Ours uses both sides and treats the back as the working surface.</text:p>
      <text:list>
        <text:list-item>
          <text:p text:style-name="List">QR is a LinkedIn invite, not a phone link. People who have your number may not call you. A LinkedIn DM lands and starts a conversation, that's the modern handshake.</text:p>
        </text:list-item>
        <text:list-item>
          <text:p text:style-name="List">Brand mark in the corner, not on a sticker. The Conduction logo sits at the bottom-right corner of the front, white on cobalt, sharing its parallel diagonal with the cut. The cut is part of the mark, not separate decoration. Mirrored on the back: the personal monogram occupies the same corner role.</text:p>
        </text:list-item>
        <text:list-item>
          <text:p text:style-name="List">Solutions, not skills. Three NL-direct lines on the back, what we build, not what we know. Fits the MKB-direct voice.</text:p>
        </text:list-item>
        <text:list-item>
          <text:p text:style-name="List">Monogram as a hex crest. Initials inside a pointy-top hex doubles as a personal mark and a brand tell, pocketable identity.</text:p>
        </text:list-item>
        <text:list-item>
          <text:p text:style-name="List">Plex Mono on contact lines. The CLI heritage of Conduction shows up in the typography. Email and phone read like a terminal record, not a marketing label.</text:p>
        </text:list-item>
        <text:list-item>
          <text:p text:style-name="List">Logo + wordmark lockup. The avatar SVG sits flush left of the wordmark, top-left, the canonical Conduction lockup. The mark belongs on the front, not text alone.</text:p>
        </text:list-item>
        <text:list-item>
          <text:p text:style-name="List">Cut corner, not full hex. A 6mm bottom-right cut, the rectangle that "indicates" via a single hex tell. Rectangles do, hexagons indicate.</text:p>
        </text:list-item>
      </text:list>
      <text:p text:style-name="Standard">85×55mm · bleed 0 (--bleed token), flip to 3mm before press · LinkedIn QR generated to brand/assets/qr/linkedin-conduction.svg</text:p>
      <text:p text:style-name="Standard">tokens.css · avatar-conduction-white · linkedin-conduction QR · --hex-pointy-top clip-path · cobalt-fill · cut-corner pattern shared with cut-corners</text:p>
      <text:p text:style-name="Footer">Canonical layout: https://design-system.conduction.nl/preview/print/business-cards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Business cards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